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fo:font-style="normal" fo:font-weight="normal" officeooo:rsid="000db710" officeooo:paragraph-rsid="001c689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200d90"/>
    </style:style>
    <style:style style:name="P10" style:family="paragraph" style:parent-style-name="Table_20_Contents">
      <style:text-properties officeooo:rsid="001c689f" officeooo:paragraph-rsid="00200d90"/>
    </style:style>
    <style:style style:name="P11" style:family="paragraph" style:parent-style-name="Table_20_Contents">
      <style:text-properties fo:font-style="normal" officeooo:rsid="0011cc2b" officeooo:paragraph-rsid="00200d90" style:font-style-asian="normal" style:font-style-complex="normal"/>
    </style:style>
    <style:style style:name="P12" style:family="paragraph" style:parent-style-name="Table_20_Contents">
      <style:text-properties officeooo:rsid="001bd8c4" officeooo:paragraph-rsid="00200d90"/>
    </style:style>
    <style:style style:name="P13" style:family="paragraph" style:parent-style-name="Azione_20_attore">
      <style:text-properties officeooo:rsid="001a4f08" officeooo:paragraph-rsid="000db710"/>
    </style:style>
    <style:style style:name="P14" style:family="paragraph" style:parent-style-name="Azione_20_attore" style:list-style-name="Numerazione_20_UC">
      <style:text-properties officeooo:rsid="001a4f08" officeooo:paragraph-rsid="00200d90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sistema" style:list-style-name="Numerazione_20_UC">
      <style:text-properties fo:font-weight="normal" officeooo:rsid="001c689f" officeooo:paragraph-rsid="001c689f" style:font-weight-asian="normal" style:font-weight-complex="normal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689f"/>
    </style:style>
    <style:style style:name="T8" style:family="text">
      <style:text-properties officeooo:rsid="000db710"/>
    </style:style>
    <style:style style:name="T9" style:family="text">
      <style:text-properties officeooo:rsid="00200d9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7">Psicopedagogo </text:span><text:span text:style-name="T6">Visualizza </text:span><text:span text:style-name="T7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<text:span text:style-name="T9">o </text:span><text:span text:style-name="T7">PsicoPedagogo </text:span>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9303957" text:style-name="Numerazione_20_UC">
              <text:list-header>
                <text:p text:style-name="P13"/>
              </text:list-header>
              <text:list-item text:start-value="1">
                <text:p text:style-name="P14"><text:span text:style-name="T2">L</text:span><text:span text:style-name="T9">o p</text:span><text:span text:style-name="T7">sicoPedagogo</text:span><text:span text:style-name="T2"> </text:span><text:span text:style-name="T8"><text:s/>accede alla sezione </text:span>Registro</text:p>
              </text:list-item>
              <text:list-item>
                <text:p text:style-name="P14">L<text:span text:style-name="T9">o p</text:span><text:span text:style-name="T7">sicoPedagogo</text:span>seleziona la classe per cui vuole <text:span text:style-name="T6">visualizzare il </text:span><text:span text:style-name="T7">programma educativo settimanale</text:span></text:p>
                <text:p text:style-name="P16">3.Il sistema mostra il programma settimanale per la classe selezionata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7">il programma settimanale per la classe selezionata 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9290118" text:style-name="L1">
              <text:list-item>
                <text:p text:style-name="P9">Nel caso di un errore <text:span text:style-name="T9">dello </text:span><text:span text:style-name="T7">PsicoPedagogo</text:span>, il sistema mostra all<text:span text:style-name="T9">o </text:span><text:span text:style-name="T7">PsicoPedagogo</text:span>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L<text:span text:style-name="T9">o </text:span><text:span text:style-name="T7">PsicoPedagogo</text:span> deve poter visualizzare <text:span text:style-name="T7">il programma settimanale</text:span> entro 2 secondi </text:p>
          </table:table-cell>
        </table:table-row>
      </table:table>
      <text:p text:style-name="P8"/>
      <text:p text:style-name="P5"><text:span text:style-name="T5">UC_H_</text:span><text:span text:style-name="T7">62</text:span><text:span text:style-name="T5">_</text:span><text:span text:style-name="T7">psicopedagogo</text:span><text:span text:style-name="T6">_</text:span><text:span text:style-name="T7">visualizza_programma_educativo_settimanale</text:span><text:span text:style-name="T5">: </text:span><text:span text:style-name="T7">Psicopedagogo </text:span><text:span text:style-name="T6">Visualizza </text:span><text:span text:style-name="T7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9S</meta:editing-duration>
    <meta:editing-cycles>25</meta:editing-cycles>
    <meta:generator>LibreOffice/3.6$Windows_x86 LibreOffice_project/da8c1e6-fd468f4-454e206-f42a4a9-143cfd</meta:generator>
    <dc:date>2012-11-20T19:22:20.63</dc:date>
    <meta:document-statistic meta:table-count="1" meta:image-count="0" meta:object-count="0" meta:page-count="1" meta:paragraph-count="19" meta:word-count="110" meta:character-count="872" meta:non-whitespace-character-count="781"/>
  </office:meta>
</office:document-meta>
</file>